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7.407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7.433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0.349cm"/>
    </style:style>
    <style:style style:name="co16" style:family="table-column">
      <style:table-column-properties fo:break-before="auto" style:column-width="8.169cm"/>
    </style:style>
    <style:style style:name="co17" style:family="table-column">
      <style:table-column-properties fo:break-before="auto" style:column-width="9.232cm"/>
    </style:style>
    <style:style style:name="co18" style:family="table-column">
      <style:table-column-properties fo:break-before="auto" style:column-width="5.745cm"/>
    </style:style>
    <style:style style:name="co19" style:family="table-column">
      <style:table-column-properties fo:break-before="auto" style:column-width="6.754cm"/>
    </style:style>
    <style:style style:name="co20" style:family="table-column">
      <style:table-column-properties fo:break-before="auto" style:column-width="6.235cm"/>
    </style:style>
    <style:style style:name="co21" style:family="table-column">
      <style:table-column-properties fo:break-before="auto" style:column-width="8.414cm"/>
    </style:style>
    <style:style style:name="co22" style:family="table-column">
      <style:table-column-properties fo:break-before="auto" style:column-width="9.694cm"/>
    </style:style>
    <style:style style:name="co23" style:family="table-column">
      <style:table-column-properties fo:break-before="auto" style:column-width="7.026cm"/>
    </style:style>
    <style:style style:name="co24" style:family="table-column">
      <style:table-column-properties fo:break-before="auto" style:column-width="8.604cm"/>
    </style:style>
    <style:style style:name="co25" style:family="table-column">
      <style:table-column-properties fo:break-before="auto" style:column-width="6.154cm"/>
    </style:style>
    <style:style style:name="co26" style:family="table-column">
      <style:table-column-properties fo:break-before="auto" style:column-width="7.325cm"/>
    </style:style>
    <style:style style:name="co27" style:family="table-column">
      <style:table-column-properties fo:break-before="auto" style:column-width="9.911cm"/>
    </style:style>
    <style:style style:name="co28" style:family="table-column">
      <style:table-column-properties fo:break-before="auto" style:column-width="9.585cm"/>
    </style:style>
    <style:style style:name="co29" style:family="table-column">
      <style:table-column-properties fo:break-before="auto" style:column-width="5.909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7.652cm"/>
    </style:style>
    <style:style style:name="co32" style:family="table-column">
      <style:table-column-properties fo:break-before="auto" style:column-width="3.976cm"/>
    </style:style>
    <style:style style:name="co33" style:family="table-column">
      <style:table-column-properties fo:break-before="auto" style:column-width="7.597cm"/>
    </style:style>
    <style:style style:name="co34" style:family="table-column">
      <style:table-column-properties fo:break-before="auto" style:column-width="7.625cm"/>
    </style:style>
    <style:style style:name="co35" style:family="table-column">
      <style:table-column-properties fo:break-before="auto" style:column-width="8.333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9.504cm"/>
    </style:style>
    <style:style style:name="co38" style:family="table-column">
      <style:table-column-properties fo:break-before="auto" style:column-width="6.971cm"/>
    </style:style>
    <style:style style:name="co39" style:family="table-column">
      <style:table-column-properties fo:break-before="auto" style:column-width="7.19cm"/>
    </style:style>
    <style:style style:name="co40" style:family="table-column">
      <style:table-column-properties fo:break-before="auto" style:column-width="8.278cm"/>
    </style:style>
    <style:style style:name="co41" style:family="table-column">
      <style:table-column-properties fo:break-before="auto" style:column-width="10.375cm"/>
    </style:style>
    <style:style style:name="co42" style:family="table-column">
      <style:table-column-properties fo:break-before="auto" style:column-width="6.509cm"/>
    </style:style>
    <style:style style:name="co43" style:family="table-column">
      <style:table-column-properties fo:break-before="auto" style:column-width="9.394cm"/>
    </style:style>
    <style:style style:name="co44" style:family="table-column">
      <style:table-column-properties fo:break-before="auto" style:column-width="9.368cm"/>
    </style:style>
    <style:style style:name="co45" style:family="table-column">
      <style:table-column-properties fo:break-before="auto" style:column-width="8.795cm"/>
    </style:style>
    <style:style style:name="co46" style:family="table-column">
      <style:table-column-properties fo:break-before="auto" style:column-width="6.562cm"/>
    </style:style>
    <style:style style:name="co47" style:family="table-column">
      <style:table-column-properties fo:break-before="auto" style:column-width="9.013cm"/>
    </style:style>
    <style:style style:name="co48" style:family="table-column">
      <style:table-column-properties fo:break-before="auto" style:column-width="7.052cm"/>
    </style:style>
    <style:style style:name="co49" style:family="table-column">
      <style:table-column-properties fo:break-before="auto" style:column-width="7.706cm"/>
    </style:style>
    <style:style style:name="co50" style:family="table-column">
      <style:table-column-properties fo:break-before="auto" style:column-width="7.135cm"/>
    </style:style>
    <style:style style:name="co51" style:family="table-column">
      <style:table-column-properties fo:break-before="auto" style:column-width="5.55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 列目　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office:value-type="float" office:value="1" calcext:value-type="float">
            <text:p>1</text:p>
          </table:table-cell>
          <table:table-cell table:formula="of:=[.F4]+[.F3]+[.F38]/3" office:value-type="float" office:value="13291.6666666667" calcext:value-type="float">
            <text:p>13291.66666666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5731.25" calcext:value-type="float">
            <text:p>5731.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4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4" table:default-cell-style-name="ce1"/>
        <table:table-column table:style-name="co22" table:default-cell-style-name="ce1"/>
        <table:table-column table:style-name="co5" table:number-columns-repeated="990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F2]+[.F3]+[.F4]/3" office:value-type="float" office:value="13541.6666666667" calcext:value-type="float">
            <text:p>13541.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]*[.M2]"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table:formula="of:=[.N2]+[.N3]+[.N15]/3" office:value-type="float" office:value="12916.6666666667" calcext:value-type="float">
            <text:p>12916.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]*[.V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]*[.AE2]"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table:formula="of:=[.AF4]+[.AF3]+[.AF7]/3" office:value-type="float" office:value="12291.6666666667" calcext:value-type="float">
            <text:p>12291.666666666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 列目　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 列目　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]*[.M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6 列目　左から１3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]*[.V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W2]+[.W3]+[.W4]+[.W12]/4" office:value-type="float" office:value="16750" calcext:value-type="float">
            <text:p>16750</text:p>
          </table:table-cell>
          <table:table-cell/>
          <table:table-cell office:value-type="string" calcext:value-type="string">
            <text:p>6 列目　左から１2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]*[.A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]*[.M4]" office:value-type="float" office:value="5750" calcext:value-type="float">
            <text:p>5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]*[.V4]" office:value-type="float" office:value="4750" calcext:value-type="float">
            <text:p>47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]*[.AE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6030" calcext:value-type="float">
            <text:p>60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]*[.M5]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formula="of:=AVEDEV([.N2:.N101])" office:value-type="float" office:value="361.8" calcext:value-type="float">
            <text:p>361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]*[.V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]*[.A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formula="of:=AVERAGE([.AF2:.AF101])" office:value-type="float" office:value="5197.5" calcext:value-type="float">
            <text:p>5197.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]*[.M6]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]*[.V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formula="of:=[.W2:.W101]" office:value-type="float" office:value="5500" calcext:value-type="float">
            <text:p>55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]*[.AE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]*[.M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]*[.V7]"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]*[.AE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]*[.M8]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]*[.V8]" office:value-type="float" office:value="4750" calcext:value-type="float">
            <text:p>4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]*[.A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]*[.M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]*[.V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]*[.A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0]*[.M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0]*[.V10]"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]*[.A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1]*[.M11]" office:value-type="float" office:value="5750" calcext:value-type="float">
            <text:p>57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1]*[.V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1]*[.AE11]" office:value-type="float" office:value="5250" calcext:value-type="float">
            <text:p>5250</text:p>
          </table:table-cell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2]*[.M12]" office:value-type="float" office:value="5750" calcext:value-type="float">
            <text:p>57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12]*[.V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2]*[.AE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3]*[.M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3]*[.V13]"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3]*[.AE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4]*[.M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4]*[.V14]" office:value-type="float" office:value="4875" calcext:value-type="float">
            <text:p>487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4]*[.AE14]" office:value-type="float" office:value="5250" calcext:value-type="float">
            <text:p>5250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15]*[.M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5]*[.V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5]*[.A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6]*[.M16]" office:value-type="float" office:value="5750" calcext:value-type="float">
            <text:p>57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6]*[.V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6]*[.A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7]*[.M17]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7]*[.V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7]*[.AE17]" office:value-type="float" office:value="5250" calcext:value-type="float">
            <text:p>5250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8]*[.M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8]*[.V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8]*[.A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9]*[.M19]" office:value-type="float" office:value="5750" calcext:value-type="float">
            <text:p>5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9]*[.V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9]*[.AE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0]*[.M20]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0]*[.V20]" office:value-type="float" office:value="4750" calcext:value-type="float">
            <text:p>47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0]*[.AE20]" office:value-type="float" office:value="4875" calcext:value-type="float">
            <text:p>4875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1]*[.M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1]*[.V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1]*[.AE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2]*[.M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2]*[.V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2]*[.A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3]*[.M23]" office:value-type="float" office:value="5750" calcext:value-type="float">
            <text:p>57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3]*[.V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3]*[.AE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4]*[.M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4]*[.V24]"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4]*[.AE24]" office:value-type="float" office:value="4875" calcext:value-type="float">
            <text:p>4875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5]*[.M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5]*[.V25]" office:value-type="float" office:value="4750" calcext:value-type="float">
            <text:p>4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5]*[.AE25]" office:value-type="float" office:value="4875" calcext:value-type="float">
            <text:p>4875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6]*[.M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6]*[.V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6]*[.A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7]*[.M27]" office:value-type="float" office:value="5750" calcext:value-type="float">
            <text:p>57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7]*[.V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7]*[.AE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28]*[.M28]" office:value-type="float" office:value="6500" calcext:value-type="float">
            <text:p>6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8]*[.V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8]*[.A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9]*[.M29]" office:value-type="float" office:value="5750" calcext:value-type="float">
            <text:p>57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9]*[.V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9]*[.AE29]" office:value-type="float" office:value="5250" calcext:value-type="float">
            <text:p>5250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0]*[.M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0]*[.V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0]*[.A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1]*[.M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1]*[.V31]" office:value-type="float" office:value="4750" calcext:value-type="float">
            <text:p>4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1]*[.A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2]*[.M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2]*[.V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32]*[.AE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3]*[.M33]"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3]*[.V33]"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3]*[.AE33]" office:value-type="float" office:value="5250" calcext:value-type="float">
            <text:p>5250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4]*[.M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4]*[.V34]" office:value-type="float" office:value="4750" calcext:value-type="float">
            <text:p>47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4]*[.AE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5]*[.M35]" office:value-type="float" office:value="5750" calcext:value-type="float">
            <text:p>5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5]*[.V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5]*[.A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6]*[.M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6]*[.V36]" office:value-type="float" office:value="4750" calcext:value-type="float">
            <text:p>47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6]*[.AE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7]*[.M37]" office:value-type="float" office:value="5750" calcext:value-type="float">
            <text:p>57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7]*[.V37]" office:value-type="float" office:value="4875" calcext:value-type="float">
            <text:p>487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7]*[.A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8]*[.M38]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8]*[.V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8]*[.A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9]*[.M39]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9]*[.V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9]*[.AE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0]*[.M40]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0]*[.V40]" office:value-type="float" office:value="4750" calcext:value-type="float">
            <text:p>47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0]*[.A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1]*[.M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1]*[.V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1]*[.A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2]*[.M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2]*[.V42]" office:value-type="float" office:value="4750" calcext:value-type="float">
            <text:p>4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2]*[.AE42]" office:value-type="float" office:value="4875" calcext:value-type="float">
            <text:p>4875</text:p>
          </table:table-cell>
          <table:table-cell office:value-type="float" office:value="41" calcext:value-type="float">
            <text:p>4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3]*[.M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3]*[.V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3]*[.AE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4]*[.M44]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4]*[.V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4]*[.A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45]*[.M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5]*[.V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5]*[.A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6]*[.M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6]*[.V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6]*[.AE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7]*[.M47]" office:value-type="float" office:value="5750" calcext:value-type="float">
            <text:p>5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7]*[.V47]" office:value-type="float" office:value="4750" calcext:value-type="float">
            <text:p>4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7]*[.AE47]" office:value-type="float" office:value="4875" calcext:value-type="float">
            <text:p>4875</text:p>
          </table:table-cell>
          <table:table-cell office:value-type="float" office:value="46" calcext:value-type="float">
            <text:p>4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8]*[.M48]" office:value-type="float" office:value="5750" calcext:value-type="float">
            <text:p>57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8]*[.V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48]*[.AE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9]*[.M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49]*[.V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9]*[.AE49]" office:value-type="float" office:value="5250" calcext:value-type="float">
            <text:p>5250</text:p>
          </table:table-cell>
          <table:table-cell office:value-type="float" office:value="48" calcext:value-type="float">
            <text:p>4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0]*[.M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0]*[.V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0]*[.AE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1]*[.M51]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1]*[.V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1]*[.AE51]" office:value-type="float" office:value="5250" calcext:value-type="float">
            <text:p>5250</text:p>
          </table:table-cell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2]*[.M52]" office:value-type="float" office:value="5750" calcext:value-type="float">
            <text:p>57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2]*[.V52]"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2]*[.AE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3]*[.M53]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3]*[.V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3]*[.AE53]" office:value-type="float" office:value="4875" calcext:value-type="float">
            <text:p>4875</text:p>
          </table:table-cell>
          <table:table-cell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4]*[.M54]" office:value-type="float" office:value="5750" calcext:value-type="float">
            <text:p>5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4]*[.V54]" office:value-type="float" office:value="4750" calcext:value-type="float">
            <text:p>4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4]*[.AE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5]*[.M55]" office:value-type="float" office:value="5750" calcext:value-type="float">
            <text:p>57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5]*[.V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5]*[.AE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6]*[.M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6]*[.V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6]*[.A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7]*[.M57]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57]*[.V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7]*[.AE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8]*[.M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8]*[.V58]" office:value-type="float" office:value="4750" calcext:value-type="float">
            <text:p>47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8]*[.A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9]*[.M59]" office:value-type="float" office:value="5750" calcext:value-type="float">
            <text:p>57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9]*[.V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59]*[.AE59]" office:value-type="float" office:value="6500" calcext:value-type="float">
            <text:p>6500</text:p>
          </table:table-cell>
          <table:table-cell office:value-type="float" office:value="58" calcext:value-type="float">
            <text:p>5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0]*[.M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0]*[.V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0]*[.A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1]*[.M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1]*[.V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1]*[.AE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2]*[.M62]" office:value-type="float" office:value="5750" calcext:value-type="float">
            <text:p>57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2]*[.V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2]*[.A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3]*[.M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3]*[.V63]" office:value-type="float" office:value="4750" calcext:value-type="float">
            <text:p>4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3]*[.A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4]*[.M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4]*[.V64]" office:value-type="float" office:value="4875" calcext:value-type="float">
            <text:p>487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4]*[.A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5]*[.M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5]*[.V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5]*[.AE65]" office:value-type="float" office:value="5250" calcext:value-type="float">
            <text:p>5250</text:p>
          </table:table-cell>
          <table:table-cell office:value-type="float" office:value="64" calcext:value-type="float">
            <text:p>6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6]*[.M66]"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6]*[.V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6]*[.AE66]" office:value-type="float" office:value="4875" calcext:value-type="float">
            <text:p>4875</text:p>
          </table:table-cell>
          <table:table-cell office:value-type="float" office:value="65" calcext:value-type="float">
            <text:p>6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7]*[.M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7]*[.V67]" office:value-type="float" office:value="4750" calcext:value-type="float">
            <text:p>4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7]*[.AE67]" office:value-type="float" office:value="4875" calcext:value-type="float">
            <text:p>4875</text:p>
          </table:table-cell>
          <table:table-cell office:value-type="float" office:value="66" calcext:value-type="float">
            <text:p>6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8]*[.M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8]*[.V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8]*[.AE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9]*[.M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9]*[.V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9]*[.AE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0]*[.M70]" office:value-type="float" office:value="5000" calcext:value-type="float">
            <text:p>5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0]*[.V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0]*[.AE70]" office:value-type="float" office:value="4875" calcext:value-type="float">
            <text:p>4875</text:p>
          </table:table-cell>
          <table:table-cell office:value-type="float" office:value="69" calcext:value-type="float">
            <text:p>6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1]*[.M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1]*[.V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1]*[.AE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2]*[.M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2]*[.V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2]*[.A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3]*[.M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3]*[.V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3]*[.A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4]*[.M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4]*[.V74]" office:value-type="float" office:value="5500" calcext:value-type="float">
            <text:p>55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4]*[.AE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5]*[.M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5]*[.V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5]*[.AE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6]*[.M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6]*[.V76]" office:value-type="float" office:value="4750" calcext:value-type="float">
            <text:p>47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6]*[.A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7]*[.M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7]*[.V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7]*[.A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8]*[.M78]" office:value-type="float" office:value="5750" calcext:value-type="float">
            <text:p>57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8]*[.V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8]*[.AE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9]*[.M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9]*[.V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9]*[.AE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0]*[.M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0]*[.V80]" office:value-type="float" office:value="4750" calcext:value-type="float">
            <text:p>47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0]*[.AE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1]*[.M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1]*[.V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1]*[.A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2]*[.M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2]*[.V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2]*[.AE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3]*[.M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3]*[.V83]" office:value-type="float" office:value="4875" calcext:value-type="float">
            <text:p>4875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3]*[.A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4]*[.M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4]*[.V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4]*[.AE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5]*[.M85]" office:value-type="float" office:value="5750" calcext:value-type="float">
            <text:p>57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5]*[.V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5]*[.AE85]" office:value-type="float" office:value="5250" calcext:value-type="float">
            <text:p>5250</text:p>
          </table:table-cell>
          <table:table-cell office:value-type="float" office:value="84" calcext:value-type="float">
            <text:p>8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6]*[.M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6]*[.V86]" office:value-type="float" office:value="4750" calcext:value-type="float">
            <text:p>4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6]*[.AE86]" office:value-type="float" office:value="4875" calcext:value-type="float">
            <text:p>4875</text:p>
          </table:table-cell>
          <table:table-cell office:value-type="float" office:value="85" calcext:value-type="float">
            <text:p>8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7]*[.M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7]*[.V87]" office:value-type="float" office:value="4750" calcext:value-type="float">
            <text:p>4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87]*[.AE87]" office:value-type="float" office:value="6500" calcext:value-type="float">
            <text:p>6500</text:p>
          </table:table-cell>
          <table:table-cell office:value-type="float" office:value="86" calcext:value-type="float">
            <text:p>8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8]*[.M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8]*[.V88]" office:value-type="float" office:value="5500" calcext:value-type="float">
            <text:p>5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8]*[.AE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9]*[.M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9]*[.V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9]*[.AE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0]*[.M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0]*[.V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0]*[.AE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1]*[.M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1]*[.V91]" office:value-type="float" office:value="4750" calcext:value-type="float">
            <text:p>47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1]*[.A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2]*[.M92]" office:value-type="float" office:value="5000" calcext:value-type="float">
            <text:p>5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2]*[.V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2]*[.AE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3]*[.M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3]*[.V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3]*[.A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4]*[.M94]" office:value-type="float" office:value="5750" calcext:value-type="float">
            <text:p>5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4]*[.V94]" office:value-type="float" office:value="4750" calcext:value-type="float">
            <text:p>4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4]*[.A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5]*[.M95]" office:value-type="float" office:value="5750" calcext:value-type="float">
            <text:p>5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5]*[.V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5]*[.AE95]" office:value-type="float" office:value="4875" calcext:value-type="float">
            <text:p>4875</text:p>
          </table:table-cell>
          <table:table-cell office:value-type="float" office:value="94" calcext:value-type="float">
            <text:p>9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6]*[.M96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96]*[.V96]" office:value-type="float" office:value="4875" calcext:value-type="float">
            <text:p>487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6]*[.A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7]*[.M97]" office:value-type="float" office:value="5750" calcext:value-type="float">
            <text:p>5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7]*[.V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7]*[.AE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8]*[.M98]" office:value-type="float" office:value="5750" calcext:value-type="float">
            <text:p>57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8]*[.V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8]*[.AE98]" office:value-type="float" office:value="4875" calcext:value-type="float">
            <text:p>4875</text:p>
          </table:table-cell>
          <table:table-cell office:value-type="float" office:value="97" calcext:value-type="float">
            <text:p>9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9]*[.M99]" office:value-type="float" office:value="5750" calcext:value-type="float">
            <text:p>57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9]*[.V99]" office:value-type="float" office:value="5500" calcext:value-type="float">
            <text:p>55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99]*[.AE99]" office:value-type="float" office:value="6500" calcext:value-type="float">
            <text:p>6500</text:p>
          </table:table-cell>
          <table:table-cell office:value-type="float" office:value="98" calcext:value-type="float">
            <text:p>9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0]*[.M100]" office:value-type="float" office:value="5750" calcext:value-type="float">
            <text:p>57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00]*[.V100]" office:value-type="float" office:value="4875" calcext:value-type="float">
            <text:p>48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0]*[.A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1]*[.M101]" office:value-type="float" office:value="5750" calcext:value-type="float">
            <text:p>57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01]*[.V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01]*[.AE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4" table:default-cell-style-name="ce1"/>
        <table:table-column table:style-name="co26" table:default-cell-style-name="ce1"/>
        <table:table-column table:style-name="co5" table:default-cell-style-name="ce1"/>
        <table:table-column table:style-name="co1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1"/>
        <table:table-column table:style-name="co5" table:number-columns-repeated="5" table:default-cell-style-name="ce1"/>
        <table:table-column table:style-name="co32" table:default-cell-style-name="ce1"/>
        <table:table-column table:style-name="co5" table:number-columns-repeated="997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/>
          <table:table-cell office:value-type="string" calcext:value-type="string">
            <text:p>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X2]+[.X5]+[.X11]/3" office:value-type="float" office:value="13083.3333333333" calcext:value-type="float">
            <text:p>13083.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 列目 左から１３番目のブロックを削除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([.F2]+[.F3]+[.F17])/3" office:value-type="float" office:value="6083.33333333333" calcext:value-type="float">
            <text:p>6083.3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3]+[.O58]/3" office:value-type="float" office:value="13583.3333333333" calcext:value-type="float">
            <text:p>13583.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250" calcext:value-type="float">
            <text:p>6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全体の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5750" calcext:value-type="float">
            <text:p>575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X2:.X101])" office:value-type="float" office:value="5477.5" calcext:value-type="float">
            <text:p>5477.5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55" calcext:value-type="float">
            <text:p>575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5750" calcext:value-type="float">
            <text:p>5750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250" calcext:value-type="float">
            <text:p>5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000" calcext:value-type="float">
            <text:p>60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250" calcext:value-type="float">
            <text:p>5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5750" calcext:value-type="float">
            <text:p>575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000" calcext:value-type="float">
            <text:p>7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250" calcext:value-type="float">
            <text:p>5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000" calcext:value-type="float">
            <text:p>6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5750" calcext:value-type="float">
            <text:p>575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6000" calcext:value-type="float">
            <text:p>6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000" calcext:value-type="float">
            <text:p>6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250" calcext:value-type="float">
            <text:p>5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250" calcext:value-type="float">
            <text:p>6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250" calcext:value-type="float">
            <text:p>6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7000" calcext:value-type="float">
            <text:p>7000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5750" calcext:value-type="float">
            <text:p>5750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5750" calcext:value-type="float">
            <text:p>575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000" calcext:value-type="float">
            <text:p>7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5500" calcext:value-type="float">
            <text:p>5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000" calcext:value-type="float">
            <text:p>6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5750" calcext:value-type="float">
            <text:p>575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000" calcext:value-type="float">
            <text:p>6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5000" calcext:value-type="float">
            <text:p>500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5000" calcext:value-type="float">
            <text:p>50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5000" calcext:value-type="float">
            <text:p>50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5000" calcext:value-type="float">
            <text:p>50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5750" calcext:value-type="float">
            <text:p>575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250" calcext:value-type="float">
            <text:p>5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250" calcext:value-type="float">
            <text:p>5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5750" calcext:value-type="float">
            <text:p>575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000" calcext:value-type="float">
            <text:p>7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000" calcext:value-type="float">
            <text:p>6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5000" calcext:value-type="float">
            <text:p>500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5750" calcext:value-type="float">
            <text:p>575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250" calcext:value-type="float">
            <text:p>5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5750" calcext:value-type="float">
            <text:p>575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7000" calcext:value-type="float">
            <text:p>7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5000" calcext:value-type="float">
            <text:p>5000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000" calcext:value-type="float">
            <text:p>6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250" calcext:value-type="float">
            <text:p>6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7000" calcext:value-type="float">
            <text:p>70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5000" calcext:value-type="float">
            <text:p>500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5000" calcext:value-type="float">
            <text:p>50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5750" calcext:value-type="float">
            <text:p>575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5000" calcext:value-type="float">
            <text:p>5000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250" calcext:value-type="float">
            <text:p>5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5000" calcext:value-type="float">
            <text:p>50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9" table:default-cell-style-name="ce1"/>
        <table:table-column table:style-name="co5" table:number-columns-repeated="1005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列目　左から１1番目のブロック　削除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[.F2]+[.F3]+[.F6]/3" office:value-type="float" office:value="13750" calcext:value-type="float">
            <text:p>13750</text:p>
          </table:table-cell>
          <table:table-cell/>
          <table:table-cell office:value-type="string" calcext:value-type="string">
            <text:p>4列目　左から１2番目のブロック　削除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3]+[.O5]+[.O18]/3" office:value-type="float" office:value="14250" calcext:value-type="float">
            <text:p>14250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250" calcext:value-type="float">
            <text:p>5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90" calcext:value-type="float">
            <text:p>579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5977.5" calcext:value-type="float">
            <text:p>5977.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500" calcext:value-type="float">
            <text:p>7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500" calcext:value-type="float">
            <text:p>7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7500" calcext:value-type="float">
            <text:p>7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500" calcext:value-type="float">
            <text:p>7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000" calcext:value-type="float">
            <text:p>6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250" calcext:value-type="float">
            <text:p>5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7500" calcext:value-type="float">
            <text:p>7500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5500" calcext:value-type="float">
            <text:p>55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250" calcext:value-type="float">
            <text:p>5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7500" calcext:value-type="float">
            <text:p>750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250" calcext:value-type="float">
            <text:p>5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250" calcext:value-type="float">
            <text:p>5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7500" calcext:value-type="float">
            <text:p>750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000" calcext:value-type="float">
            <text:p>6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5500" calcext:value-type="float">
            <text:p>5500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250" calcext:value-type="float">
            <text:p>5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500" calcext:value-type="float">
            <text:p>75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7500" calcext:value-type="float">
            <text:p>7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250" calcext:value-type="float">
            <text:p>5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000" calcext:value-type="float">
            <text:p>6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500" calcext:value-type="float">
            <text:p>7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250" calcext:value-type="float">
            <text:p>52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250" calcext:value-type="float">
            <text:p>5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7500" calcext:value-type="float">
            <text:p>7500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250" calcext:value-type="float">
            <text:p>5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250" calcext:value-type="float">
            <text:p>5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500" calcext:value-type="float">
            <text:p>75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250" calcext:value-type="float">
            <text:p>5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000" calcext:value-type="float">
            <text:p>6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7500" calcext:value-type="float">
            <text:p>75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7500" calcext:value-type="float">
            <text:p>75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000" calcext:value-type="float">
            <text:p>6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250" calcext:value-type="float">
            <text:p>5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38" table:default-cell-style-name="ce1"/>
        <table:table-column table:style-name="co40" table:default-cell-style-name="ce1"/>
        <table:table-column table:style-name="co41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8" table:default-cell-style-name="ce1"/>
        <table:table-column table:style-name="co49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89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]*[.AF2]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列目　左から１3番目のブロック　削除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 table:formula="of:=[.F2]+[.F4]+[.F67]/3" office:value-type="float" office:value="15916.6666666667" calcext:value-type="float">
            <text:p>15916.6666666667</text:p>
          </table:table-cell>
          <table:table-cell/>
          <table:table-cell office:value-type="string" calcext:value-type="string">
            <text:p>3列目　左から１0番目のブロック　削除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5]+[.O71]/3" office:value-type="float" office:value="14416.6666666667" calcext:value-type="float">
            <text:p>14416.6666666667</text:p>
          </table:table-cell>
          <table:table-cell/>
          <table:table-cell office:value-type="string" calcext:value-type="string">
            <text:p>3列目　左から3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X2]+[.X3]/2" office:value-type="float" office:value="8875" calcext:value-type="float">
            <text:p>8875</text:p>
          </table:table-cell>
          <table:table-cell/>
          <table:table-cell office:value-type="string" calcext:value-type="string">
            <text:p>3列目　左から16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]*[.AF3]"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formula="of:=[.AG3]+[.AG4]/2" office:value-type="float" office:value="10875" calcext:value-type="float">
            <text:p>1087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]*[.AF4]" office:value-type="float" office:value="7750" calcext:value-type="float">
            <text:p>775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]*[.AF5]"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]*[.AF6]"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6675" calcext:value-type="float">
            <text:p>66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6906.25" calcext:value-type="float">
            <text:p>6906.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]*[.AF7]"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formula="of:=AVERAGE([.AG2:.AG101])" office:value-type="float" office:value="7602.5" calcext:value-type="float">
            <text:p>7602.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]*[.AF8]" office:value-type="float" office:value="7750" calcext:value-type="float">
            <text:p>7750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4875" calcext:value-type="float">
            <text:p>487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]*[.AF9]"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000" calcext:value-type="float">
            <text:p>7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]*[.AF10]" office:value-type="float" office:value="7750" calcext:value-type="float">
            <text:p>7750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1]*[.AF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2]*[.AF12]" office:value-type="float" office:value="7000" calcext:value-type="float">
            <text:p>7000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3]*[.AF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4]*[.AF14]" office:value-type="float" office:value="7750" calcext:value-type="float">
            <text:p>7750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5]*[.AF15]" office:value-type="float" office:value="7750" calcext:value-type="float">
            <text:p>7750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6]*[.AF16]" office:value-type="float" office:value="7750" calcext:value-type="float">
            <text:p>7750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7]*[.AF17]"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250" calcext:value-type="float">
            <text:p>6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8]*[.AF18]" office:value-type="float" office:value="7750" calcext:value-type="float">
            <text:p>7750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9]*[.AF19]" office:value-type="float" office:value="7750" calcext:value-type="float">
            <text:p>7750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000" calcext:value-type="float">
            <text:p>7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0]*[.AF20]" office:value-type="float" office:value="7750" calcext:value-type="float">
            <text:p>7750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1]*[.AF21]" office:value-type="float" office:value="7750" calcext:value-type="float">
            <text:p>7750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8000" calcext:value-type="float">
            <text:p>8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2]*[.AF22]" office:value-type="float" office:value="7750" calcext:value-type="float">
            <text:p>7750</text:p>
          </table:table-cell>
          <table:table-cell office:value-type="float" office:value="21" calcext:value-type="float">
            <text:p>2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7000" calcext:value-type="float">
            <text:p>7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5500" calcext:value-type="float">
            <text:p>5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3]*[.AF23]" office:value-type="float" office:value="7750" calcext:value-type="float">
            <text:p>7750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8000" calcext:value-type="float">
            <text:p>8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4]*[.AF24]" office:value-type="float" office:value="7750" calcext:value-type="float">
            <text:p>7750</text:p>
          </table:table-cell>
          <table:table-cell office:value-type="float" office:value="23" calcext:value-type="float">
            <text:p>2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5]*[.AF25]" office:value-type="float" office:value="7750" calcext:value-type="float">
            <text:p>7750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4875" calcext:value-type="float">
            <text:p>48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6]*[.AF26]" office:value-type="float" office:value="7750" calcext:value-type="float">
            <text:p>7750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7]*[.AF27]" office:value-type="float" office:value="7750" calcext:value-type="float">
            <text:p>7750</text:p>
          </table:table-cell>
          <table:table-cell office:value-type="float" office:value="26" calcext:value-type="float">
            <text:p>2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8]*[.AF28]" office:value-type="float" office:value="7750" calcext:value-type="float">
            <text:p>7750</text:p>
          </table:table-cell>
          <table:table-cell office:value-type="float" office:value="27" calcext:value-type="float">
            <text:p>2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9]*[.AF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0]*[.AF30]" office:value-type="float" office:value="7750" calcext:value-type="float">
            <text:p>7750</text:p>
          </table:table-cell>
          <table:table-cell office:value-type="float" office:value="29" calcext:value-type="float">
            <text:p>2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1]*[.AF31]" office:value-type="float" office:value="7750" calcext:value-type="float">
            <text:p>7750</text:p>
          </table:table-cell>
          <table:table-cell office:value-type="float" office:value="30" calcext:value-type="float">
            <text:p>3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7000" calcext:value-type="float">
            <text:p>7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8000" calcext:value-type="float">
            <text:p>8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2]*[.AF32]" office:value-type="float" office:value="7750" calcext:value-type="float">
            <text:p>7750</text:p>
          </table:table-cell>
          <table:table-cell office:value-type="float" office:value="31" calcext:value-type="float">
            <text:p>3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3]*[.AF33]"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4]*[.AF34]" office:value-type="float" office:value="7750" calcext:value-type="float">
            <text:p>7750</text:p>
          </table:table-cell>
          <table:table-cell office:value-type="float" office:value="33" calcext:value-type="float">
            <text:p>3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250" calcext:value-type="float">
            <text:p>6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8000" calcext:value-type="float">
            <text:p>8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5]*[.AF35]" office:value-type="float" office:value="7750" calcext:value-type="float">
            <text:p>7750</text:p>
          </table:table-cell>
          <table:table-cell office:value-type="float" office:value="34" calcext:value-type="float">
            <text:p>3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000" calcext:value-type="float">
            <text:p>7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8000" calcext:value-type="float">
            <text:p>8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6]*[.AF36]"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000" calcext:value-type="float">
            <text:p>7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7]*[.AF37]" office:value-type="float" office:value="7750" calcext:value-type="float">
            <text:p>7750</text:p>
          </table:table-cell>
          <table:table-cell office:value-type="float" office:value="36" calcext:value-type="float">
            <text:p>3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8]*[.AF38]" office:value-type="float" office:value="7750" calcext:value-type="float">
            <text:p>7750</text:p>
          </table:table-cell>
          <table:table-cell office:value-type="float" office:value="37" calcext:value-type="float">
            <text:p>3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9]*[.AF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0]*[.AF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1]*[.AF41]" office:value-type="float" office:value="7750" calcext:value-type="float">
            <text:p>7750</text:p>
          </table:table-cell>
          <table:table-cell office:value-type="float" office:value="40" calcext:value-type="float">
            <text:p>4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8000" calcext:value-type="float">
            <text:p>8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2]*[.AF42]" office:value-type="float" office:value="7750" calcext:value-type="float">
            <text:p>7750</text:p>
          </table:table-cell>
          <table:table-cell office:value-type="float" office:value="41" calcext:value-type="float">
            <text:p>4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6250" calcext:value-type="float">
            <text:p>6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3]*[.AF43]" office:value-type="float" office:value="7750" calcext:value-type="float">
            <text:p>7750</text:p>
          </table:table-cell>
          <table:table-cell office:value-type="float" office:value="42" calcext:value-type="float">
            <text:p>4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4875" calcext:value-type="float">
            <text:p>4875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4]*[.AF44]" office:value-type="float" office:value="7750" calcext:value-type="float">
            <text:p>7750</text:p>
          </table:table-cell>
          <table:table-cell office:value-type="float" office:value="43" calcext:value-type="float">
            <text:p>4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8000" calcext:value-type="float">
            <text:p>8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5]*[.AF45]" office:value-type="float" office:value="7750" calcext:value-type="float">
            <text:p>7750</text:p>
          </table:table-cell>
          <table:table-cell office:value-type="float" office:value="44" calcext:value-type="float">
            <text:p>4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6]*[.AF46]" office:value-type="float" office:value="7000" calcext:value-type="float">
            <text:p>7000</text:p>
          </table:table-cell>
          <table:table-cell office:value-type="float" office:value="45" calcext:value-type="float">
            <text:p>4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7]*[.AF47]" office:value-type="float" office:value="7750" calcext:value-type="float">
            <text:p>7750</text:p>
          </table:table-cell>
          <table:table-cell office:value-type="float" office:value="46" calcext:value-type="float">
            <text:p>4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8000" calcext:value-type="float">
            <text:p>8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8]*[.AF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5500" calcext:value-type="float">
            <text:p>5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4875" calcext:value-type="float">
            <text:p>48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9]*[.AF49]" office:value-type="float" office:value="7750" calcext:value-type="float">
            <text:p>7750</text:p>
          </table:table-cell>
          <table:table-cell office:value-type="float" office:value="48" calcext:value-type="float">
            <text:p>4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0]*[.AF50]"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1]*[.AF51]" office:value-type="float" office:value="7750" calcext:value-type="float">
            <text:p>7750</text:p>
          </table:table-cell>
          <table:table-cell office:value-type="float" office:value="50" calcext:value-type="float">
            <text:p>5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7000" calcext:value-type="float">
            <text:p>7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2]*[.AF52]" office:value-type="float" office:value="7750" calcext:value-type="float">
            <text:p>7750</text:p>
          </table:table-cell>
          <table:table-cell office:value-type="float" office:value="51" calcext:value-type="float">
            <text:p>5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3]*[.AF53]" office:value-type="float" office:value="7000" calcext:value-type="float">
            <text:p>7000</text:p>
          </table:table-cell>
          <table:table-cell office:value-type="float" office:value="52" calcext:value-type="float">
            <text:p>5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4]*[.AF54]" office:value-type="float" office:value="7000" calcext:value-type="float">
            <text:p>7000</text:p>
          </table:table-cell>
          <table:table-cell office:value-type="float" office:value="53" calcext:value-type="float">
            <text:p>5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5]*[.AF55]" office:value-type="float" office:value="7750" calcext:value-type="float">
            <text:p>7750</text:p>
          </table:table-cell>
          <table:table-cell office:value-type="float" office:value="54" calcext:value-type="float">
            <text:p>5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000" calcext:value-type="float">
            <text:p>7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6]*[.AF56]" office:value-type="float" office:value="7750" calcext:value-type="float">
            <text:p>7750</text:p>
          </table:table-cell>
          <table:table-cell office:value-type="float" office:value="55" calcext:value-type="float">
            <text:p>5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7000" calcext:value-type="float">
            <text:p>7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7]*[.AF57]" office:value-type="float" office:value="7750" calcext:value-type="float">
            <text:p>7750</text:p>
          </table:table-cell>
          <table:table-cell office:value-type="float" office:value="56" calcext:value-type="float">
            <text:p>5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250" calcext:value-type="float">
            <text:p>6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8000" calcext:value-type="float">
            <text:p>8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8]*[.AF58]" office:value-type="float" office:value="7750" calcext:value-type="float">
            <text:p>7750</text:p>
          </table:table-cell>
          <table:table-cell office:value-type="float" office:value="57" calcext:value-type="float">
            <text:p>5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9]*[.AF59]" office:value-type="float" office:value="7750" calcext:value-type="float">
            <text:p>7750</text:p>
          </table:table-cell>
          <table:table-cell office:value-type="float" office:value="58" calcext:value-type="float">
            <text:p>5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4875" calcext:value-type="float">
            <text:p>4875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0]*[.AF60]" office:value-type="float" office:value="7000" calcext:value-type="float">
            <text:p>7000</text:p>
          </table:table-cell>
          <table:table-cell office:value-type="float" office:value="59" calcext:value-type="float">
            <text:p>5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1]*[.AF61]" office:value-type="float" office:value="7750" calcext:value-type="float">
            <text:p>7750</text:p>
          </table:table-cell>
          <table:table-cell office:value-type="float" office:value="60" calcext:value-type="float">
            <text:p>6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2]*[.AF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000" calcext:value-type="float">
            <text:p>7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8000" calcext:value-type="float">
            <text:p>8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3]*[.AF63]" office:value-type="float" office:value="7750" calcext:value-type="float">
            <text:p>7750</text:p>
          </table:table-cell>
          <table:table-cell office:value-type="float" office:value="62" calcext:value-type="float">
            <text:p>6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000" calcext:value-type="float">
            <text:p>7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4]*[.AF64]" office:value-type="float" office:value="7750" calcext:value-type="float">
            <text:p>7750</text:p>
          </table:table-cell>
          <table:table-cell office:value-type="float" office:value="63" calcext:value-type="float">
            <text:p>6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4875" calcext:value-type="float">
            <text:p>4875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5]*[.AF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6]*[.AF66]" office:value-type="float" office:value="7750" calcext:value-type="float">
            <text:p>7750</text:p>
          </table:table-cell>
          <table:table-cell office:value-type="float" office:value="65" calcext:value-type="float">
            <text:p>6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5500" calcext:value-type="float">
            <text:p>5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7]*[.AF67]" office:value-type="float" office:value="7750" calcext:value-type="float">
            <text:p>7750</text:p>
          </table:table-cell>
          <table:table-cell office:value-type="float" office:value="66" calcext:value-type="float">
            <text:p>6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000" calcext:value-type="float">
            <text:p>7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8]*[.AF68]" office:value-type="float" office:value="7750" calcext:value-type="float">
            <text:p>7750</text:p>
          </table:table-cell>
          <table:table-cell office:value-type="float" office:value="67" calcext:value-type="float">
            <text:p>6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9]*[.AF69]" office:value-type="float" office:value="7000" calcext:value-type="float">
            <text:p>7000</text:p>
          </table:table-cell>
          <table:table-cell office:value-type="float" office:value="68" calcext:value-type="float">
            <text:p>6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8000" calcext:value-type="float">
            <text:p>8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0]*[.AF70]" office:value-type="float" office:value="7750" calcext:value-type="float">
            <text:p>7750</text:p>
          </table:table-cell>
          <table:table-cell office:value-type="float" office:value="69" calcext:value-type="float">
            <text:p>6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1]*[.AF71]" office:value-type="float" office:value="7750" calcext:value-type="float">
            <text:p>7750</text:p>
          </table:table-cell>
          <table:table-cell office:value-type="float" office:value="70" calcext:value-type="float">
            <text:p>7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7000" calcext:value-type="float">
            <text:p>7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2]*[.AF72]" office:value-type="float" office:value="7750" calcext:value-type="float">
            <text:p>7750</text:p>
          </table:table-cell>
          <table:table-cell office:value-type="float" office:value="71" calcext:value-type="float">
            <text:p>7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3]*[.AF73]" office:value-type="float" office:value="7750" calcext:value-type="float">
            <text:p>7750</text:p>
          </table:table-cell>
          <table:table-cell office:value-type="float" office:value="72" calcext:value-type="float">
            <text:p>7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000" calcext:value-type="float">
            <text:p>8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4]*[.AF74]" office:value-type="float" office:value="7750" calcext:value-type="float">
            <text:p>7750</text:p>
          </table:table-cell>
          <table:table-cell office:value-type="float" office:value="73" calcext:value-type="float">
            <text:p>7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5]*[.AF75]" office:value-type="float" office:value="7750" calcext:value-type="float">
            <text:p>7750</text:p>
          </table:table-cell>
          <table:table-cell office:value-type="float" office:value="74" calcext:value-type="float">
            <text:p>7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AE76]*[.AF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7]*[.AF77]" office:value-type="float" office:value="7750" calcext:value-type="float">
            <text:p>7750</text:p>
          </table:table-cell>
          <table:table-cell office:value-type="float" office:value="76" calcext:value-type="float">
            <text:p>7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8000" calcext:value-type="float">
            <text:p>8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8]*[.AF78]" office:value-type="float" office:value="7750" calcext:value-type="float">
            <text:p>7750</text:p>
          </table:table-cell>
          <table:table-cell office:value-type="float" office:value="77" calcext:value-type="float">
            <text:p>7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7000" calcext:value-type="float">
            <text:p>7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9]*[.AF79]" office:value-type="float" office:value="7750" calcext:value-type="float">
            <text:p>7750</text:p>
          </table:table-cell>
          <table:table-cell office:value-type="float" office:value="78" calcext:value-type="float">
            <text:p>7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7000" calcext:value-type="float">
            <text:p>7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8000" calcext:value-type="float">
            <text:p>8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0]*[.AF80]" office:value-type="float" office:value="7750" calcext:value-type="float">
            <text:p>7750</text:p>
          </table:table-cell>
          <table:table-cell office:value-type="float" office:value="79" calcext:value-type="float">
            <text:p>7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1]*[.AF81]" office:value-type="float" office:value="7750" calcext:value-type="float">
            <text:p>7750</text:p>
          </table:table-cell>
          <table:table-cell office:value-type="float" office:value="80" calcext:value-type="float">
            <text:p>8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7000" calcext:value-type="float">
            <text:p>7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2]*[.AF82]" office:value-type="float" office:value="7750" calcext:value-type="float">
            <text:p>7750</text:p>
          </table:table-cell>
          <table:table-cell office:value-type="float" office:value="81" calcext:value-type="float">
            <text:p>8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000" calcext:value-type="float">
            <text:p>7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8000" calcext:value-type="float">
            <text:p>8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3]*[.AF83]" office:value-type="float" office:value="7750" calcext:value-type="float">
            <text:p>7750</text:p>
          </table:table-cell>
          <table:table-cell office:value-type="float" office:value="82" calcext:value-type="float">
            <text:p>8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4]*[.AF84]" office:value-type="float" office:value="7750" calcext:value-type="float">
            <text:p>7750</text:p>
          </table:table-cell>
          <table:table-cell office:value-type="float" office:value="83" calcext:value-type="float">
            <text:p>8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7000" calcext:value-type="float">
            <text:p>7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8000" calcext:value-type="float">
            <text:p>8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5]*[.AF85]" office:value-type="float" office:value="7750" calcext:value-type="float">
            <text:p>7750</text:p>
          </table:table-cell>
          <table:table-cell office:value-type="float" office:value="84" calcext:value-type="float">
            <text:p>8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8000" calcext:value-type="float">
            <text:p>8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86]*[.AF86]" office:value-type="float" office:value="7000" calcext:value-type="float">
            <text:p>7000</text:p>
          </table:table-cell>
          <table:table-cell office:value-type="float" office:value="85" calcext:value-type="float">
            <text:p>8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7000" calcext:value-type="float">
            <text:p>7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7]*[.AF87]" office:value-type="float" office:value="7750" calcext:value-type="float">
            <text:p>7750</text:p>
          </table:table-cell>
          <table:table-cell office:value-type="float" office:value="86" calcext:value-type="float">
            <text:p>8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8]*[.AF88]" office:value-type="float" office:value="7750" calcext:value-type="float">
            <text:p>7750</text:p>
          </table:table-cell>
          <table:table-cell office:value-type="float" office:value="87" calcext:value-type="float">
            <text:p>8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9]*[.AF89]" office:value-type="float" office:value="7750" calcext:value-type="float">
            <text:p>7750</text:p>
          </table:table-cell>
          <table:table-cell office:value-type="float" office:value="88" calcext:value-type="float">
            <text:p>8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7000" calcext:value-type="float">
            <text:p>7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8000" calcext:value-type="float">
            <text:p>8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0]*[.AF90]" office:value-type="float" office:value="7750" calcext:value-type="float">
            <text:p>7750</text:p>
          </table:table-cell>
          <table:table-cell office:value-type="float" office:value="89" calcext:value-type="float">
            <text:p>8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1]*[.AF91]" office:value-type="float" office:value="7750" calcext:value-type="float">
            <text:p>7750</text:p>
          </table:table-cell>
          <table:table-cell office:value-type="float" office:value="90" calcext:value-type="float">
            <text:p>9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2]*[.AF92]" office:value-type="float" office:value="7750" calcext:value-type="float">
            <text:p>7750</text:p>
          </table:table-cell>
          <table:table-cell office:value-type="float" office:value="91" calcext:value-type="float">
            <text:p>9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7000" calcext:value-type="float">
            <text:p>7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4875" calcext:value-type="float">
            <text:p>487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3]*[.AF93]" office:value-type="float" office:value="7750" calcext:value-type="float">
            <text:p>7750</text:p>
          </table:table-cell>
          <table:table-cell office:value-type="float" office:value="92" calcext:value-type="float">
            <text:p>9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5500" calcext:value-type="float">
            <text:p>55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8000" calcext:value-type="float">
            <text:p>8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94]*[.AF94]" office:value-type="float" office:value="7000" calcext:value-type="float">
            <text:p>7000</text:p>
          </table:table-cell>
          <table:table-cell office:value-type="float" office:value="93" calcext:value-type="float">
            <text:p>9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8000" calcext:value-type="float">
            <text:p>8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5]*[.AF95]" office:value-type="float" office:value="7750" calcext:value-type="float">
            <text:p>7750</text:p>
          </table:table-cell>
          <table:table-cell office:value-type="float" office:value="94" calcext:value-type="float">
            <text:p>9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6]*[.AF96]" office:value-type="float" office:value="7750" calcext:value-type="float">
            <text:p>7750</text:p>
          </table:table-cell>
          <table:table-cell office:value-type="float" office:value="95" calcext:value-type="float">
            <text:p>9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7000" calcext:value-type="float">
            <text:p>7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8000" calcext:value-type="float">
            <text:p>8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7]*[.AF97]" office:value-type="float" office:value="7750" calcext:value-type="float">
            <text:p>7750</text:p>
          </table:table-cell>
          <table:table-cell office:value-type="float" office:value="96" calcext:value-type="float">
            <text:p>9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8]*[.AF98]" office:value-type="float" office:value="7750" calcext:value-type="float">
            <text:p>7750</text:p>
          </table:table-cell>
          <table:table-cell office:value-type="float" office:value="97" calcext:value-type="float">
            <text:p>9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8000" calcext:value-type="float">
            <text:p>8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9]*[.AF99]" office:value-type="float" office:value="7750" calcext:value-type="float">
            <text:p>7750</text:p>
          </table:table-cell>
          <table:table-cell office:value-type="float" office:value="98" calcext:value-type="float">
            <text:p>9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0]*[.AF100]" office:value-type="float" office:value="7750" calcext:value-type="float">
            <text:p>7750</text:p>
          </table:table-cell>
          <table:table-cell office:value-type="float" office:value="99" calcext:value-type="float">
            <text:p>9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000" calcext:value-type="float">
            <text:p>7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4875" calcext:value-type="float">
            <text:p>487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1]*[.AF101]" office:value-type="float" office:value="7750" calcext:value-type="float">
            <text:p>7750</text:p>
          </table:table-cell>
          <table:table-cell office:value-type="float" office:value="100" calcext:value-type="float">
            <text:p>100</text:p>
          </table:table-cell>
          <table:table-cell table:number-columns-repeated="990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table-column table:style-name="co50" table:default-cell-style-name="ce1"/>
        <table:table-column table:style-name="co51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列目　左から１6番目のブロック　削除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formula="of:=[.F2]+[.F3]/2"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8250" calcext:value-type="float">
            <text:p>825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250" calcext:value-type="float">
            <text:p>8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250" calcext:value-type="float">
            <text:p>8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057.5" calcext:value-type="float">
            <text:p>8057.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250" calcext:value-type="float">
            <text:p>825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500" calcext:value-type="float">
            <text:p>75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250" calcext:value-type="float">
            <text:p>825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7500" calcext:value-type="float">
            <text:p>750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250" calcext:value-type="float">
            <text:p>82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250" calcext:value-type="float">
            <text:p>8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250" calcext:value-type="float">
            <text:p>825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8250" calcext:value-type="float">
            <text:p>8250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250" calcext:value-type="float">
            <text:p>825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500" calcext:value-type="float">
            <text:p>750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7500" calcext:value-type="float">
            <text:p>750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250" calcext:value-type="float">
            <text:p>825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250" calcext:value-type="float">
            <text:p>825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7500" calcext:value-type="float">
            <text:p>750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250" calcext:value-type="float">
            <text:p>8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250" calcext:value-type="float">
            <text:p>825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250" calcext:value-type="float">
            <text:p>825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250" calcext:value-type="float">
            <text:p>8250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7500" calcext:value-type="float">
            <text:p>750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250" calcext:value-type="float">
            <text:p>8250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250" calcext:value-type="float">
            <text:p>8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250" calcext:value-type="float">
            <text:p>825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500" calcext:value-type="float">
            <text:p>750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250" calcext:value-type="float">
            <text:p>825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250" calcext:value-type="float">
            <text:p>8250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8250" calcext:value-type="float">
            <text:p>8250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250" calcext:value-type="float">
            <text:p>825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500" calcext:value-type="float">
            <text:p>750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250" calcext:value-type="float">
            <text:p>825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250" calcext:value-type="float">
            <text:p>8250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250" calcext:value-type="float">
            <text:p>8250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250" calcext:value-type="float">
            <text:p>825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250" calcext:value-type="float">
            <text:p>825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250" calcext:value-type="float">
            <text:p>8250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250" calcext:value-type="float">
            <text:p>8250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250" calcext:value-type="float">
            <text:p>8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7500" calcext:value-type="float">
            <text:p>750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500" calcext:value-type="float">
            <text:p>750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250" calcext:value-type="float">
            <text:p>8250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7500" calcext:value-type="float">
            <text:p>7500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250" calcext:value-type="float">
            <text:p>8250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250" calcext:value-type="float">
            <text:p>825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250" calcext:value-type="float">
            <text:p>825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250" calcext:value-type="float">
            <text:p>8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500" calcext:value-type="float">
            <text:p>750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250" calcext:value-type="float">
            <text:p>8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500" calcext:value-type="float">
            <text:p>7500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250" calcext:value-type="float">
            <text:p>8250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250" calcext:value-type="float">
            <text:p>8250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250" calcext:value-type="float">
            <text:p>825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250" calcext:value-type="float">
            <text:p>825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250" calcext:value-type="float">
            <text:p>8250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250" calcext:value-type="float">
            <text:p>8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250" calcext:value-type="float">
            <text:p>8250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250" calcext:value-type="float">
            <text:p>8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250" calcext:value-type="float">
            <text:p>8250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250" calcext:value-type="float">
            <text:p>8250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250" calcext:value-type="float">
            <text:p>8250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250" calcext:value-type="float">
            <text:p>8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250" calcext:value-type="float">
            <text:p>8250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250" calcext:value-type="float">
            <text:p>8250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250" calcext:value-type="float">
            <text:p>8250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500" calcext:value-type="float">
            <text:p>8500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250" calcext:value-type="float">
            <text:p>8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250" calcext:value-type="float">
            <text:p>8250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7500" calcext:value-type="float">
            <text:p>750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250" calcext:value-type="float">
            <text:p>8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250" calcext:value-type="float">
            <text:p>8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250" calcext:value-type="float">
            <text:p>8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250" calcext:value-type="float">
            <text:p>8250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250" calcext:value-type="float">
            <text:p>8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250" calcext:value-type="float">
            <text:p>8250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250" calcext:value-type="float">
            <text:p>8250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250" calcext:value-type="float">
            <text:p>8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250" calcext:value-type="float">
            <text:p>8250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250" calcext:value-type="float">
            <text:p>8250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250" calcext:value-type="float">
            <text:p>8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00/00/00</text:date>, <text:time style:data-style-name="N2" text:time-value="08:38:42.5527318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10-05T19:12:26.706667704</dc:date>
    <meta:editing-duration>PT16H30M12S</meta:editing-duration>
    <meta:editing-cycles>719</meta:editing-cycles>
    <meta:document-statistic meta:table-count="6" meta:cell-count="9165" meta:object-count="0"/>
  </office:meta>
</office:document-meta>
</file>